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1">
            <text:p>GrN-7641</text:p>
          </table:table-cell>
          <table:table-cell office:value-type="float" office:value="53.322">
            <text:p>53.322</text:p>
          </table:table-cell>
          <table:table-cell office:value-type="float" office:value="6.108">
            <text:p>6.108</text:p>
          </table:table-cell>
          <table:table-cell office:value-type="float" office:value="5800.0">
            <text:p>580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5">
            <text:p>-7.05</text:p>
          </table:table-cell>
          <table:table-cell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90">
            <text:p>GrN-1090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3350.0">
            <text:p>335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Not_stated-04">
            <text:p>Not_stated-04</text:p>
          </table:table-cell>
          <table:table-cell office:value-type="float" office:value="53.293">
            <text:p>53.293</text:p>
          </table:table-cell>
          <table:table-cell office:value-type="float" office:value="6.409">
            <text:p>6.409</text:p>
          </table:table-cell>
          <table:table-cell office:value-type="float" office:value="2500.0">
            <text:p>2500.0</text:p>
          </table:table-cell>
          <table:table-cell office:value-type="float" office:value="75.0">
            <text:p>75.0</text:p>
          </table:table-cell>
          <table:table-cell office:value-type="string" office:value="inhabited salt-marsh surface">
            <text:p>inhabited salt-marsh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4">
            <text:p>GrN-7644</text:p>
          </table:table-cell>
          <table:table-cell office:value-type="float" office:value="53.261">
            <text:p>53.261</text:p>
          </table:table-cell>
          <table:table-cell office:value-type="float" office:value="5.759">
            <text:p>5.759</text:p>
          </table:table-cell>
          <table:table-cell office:value-type="float" office:value="4760.0">
            <text:p>47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1">
            <text:p>-4.31</text:p>
          </table:table-cell>
          <table:table-cell office:value-type="float" office:value="0.16">
            <text:p>0.16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89">
            <text:p>GrN-1089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2950.0">
            <text:p>2950.0</text:p>
          </table:table-cell>
          <table:table-cell office:value-type="float" office:value="70.0">
            <text:p>7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